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2">
      <style:table-cell-properties fo:background-color="#ffff99"/>
    </style:style>
    <style:style style:name="ce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3" office:value-type="string" calcext:value-type="string" table:number-columns-spanned="6" table:number-rows-spanned="1">
            <text:p>Error Recovery Quality</text:p>
          </table:table-cell>
          <table:covered-table-cell table:number-columns-repeated="5" table:style-name="Default"/>
          <table:table-cell table:style-name="Default"/>
          <table:table-cell table:style-name="ce1" office:value-type="string" calcext:value-type="string">
            <text:p>Analysis</text:p>
          </table:table-cell>
          <table:table-cell table:style-name="Default"/>
          <table:table-cell/>
        </table:table-row>
        <table:table-row table:style-name="ro1">
          <table:covered-table-cell table:style-name="ce1"/>
          <table:table-cell table:style-name="ce10" office:value-type="string" calcext:value-type="string">
            <text:p>Manual</text:p>
          </table:table-cell>
          <table:table-cell table:style-name="ce10"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UpathDeep</text:p>
          </table:table-cell>
          <table:table-cell table:style-name="ce10" office:value-type="string" calcext:value-type="string">
            <text:p>UpathPrefLast</text:p>
          </table:table-cell>
          <table:table-cell table:style-name="ce10" office:value-type="string" calcext:value-type="string">
            <text:p>UpathPrefLastDeep</text:p>
          </table:table-cell>
          <table:table-cell table:style-name="Default" office:value-type="string" calcext:value-type="string">
            <text:p>Upath</text:p>
          </table:table-cell>
          <table:table-cell/>
          <table:table-cell table:style-name="Default" office:value-type="string" calcext:value-type="string">
            <text:p>NewStandard</text:p>
          </table:table-cell>
          <table:table-cell/>
        </table:table-row>
        <table:table-row table:style-name="ro1">
          <table:table-cell office:value-type="string" calcext:value-type="string">
            <text:p>Assign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Begin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Como a label está associada a um bloco, ao ser lançada, perde toda a informação do bloc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toda a informação da declaração onde ocorre o erro, porém consegue sincronizar após isso. 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a informação do tipo, porém sincroniza mais à frente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3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4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Err5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Ignora tudo o que vem adiante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6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Apesar das árvores serem diferentes, em ambos os casos o parser se perde na estrutura da árvore, descartando informações importantes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nstErr1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nst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nstErr3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Apesar da árvore do algoritmo Regular ter um resultado melhor do que a árvore do algoritmo Hard, ambas perderam tokens além do erro e conseguem se recuperar logo após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nst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nst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a informação de uma escolha do comando ‘case’, porém sincroniza nas demais escolhas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DoErr1.pas</text:p>
          </table:table-cell>
          <table:table-cell table:number-columns-repeated="4" office:value-type="string" calcext:value-type="string">
            <text:p>poor</text:p>
          </table:table-cell>
          <table:table-cell table:style-name="ce4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DoErr2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DoErr3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DotErr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d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nd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dErr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EndInputErr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q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q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rr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10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1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ExprErr1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ExprErr1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rr5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6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7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8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9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actor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FormalParam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ormalParam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uncBodyErr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10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1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1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2.pas</text:p>
          </table:table-cell>
          <table:table-cell table:number-columns-repeated="4" office:value-type="string" calcext:value-type="string">
            <text:p>good</text:p>
          </table:table-cell>
          <table:table-cell table:number-columns-repeated="3" table:style-name="ce4" office:value-type="string" calcext:value-type="string">
            <text:p>good</text:p>
          </table:table-cell>
          <table:table-cell office:value-type="string" calcext:value-type="string">
            <text:p>Perde somente a informação da declaração de constante onde ocorre o erro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IdErr3.pas</text:p>
          </table:table-cell>
          <table:table-cell table:number-columns-repeated="4" office:value-type="string" calcext:value-type="string">
            <text:p>good</text:p>
          </table:table-cell>
          <table:table-cell table:number-columns-repeated="3" table:style-name="ce4" office:value-type="string" calcext:value-type="string">
            <text:p>good</text:p>
          </table:table-cell>
          <table:table-cell office:value-type="string" calcext:value-type="string">
            <text:p>Perde somente a informação da declaração de tipo onde ocorre o err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UpathDeep perde um token a mais que o excellent. 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a informação de tudo o que está entre parênteses num enum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IdErr6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7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, mas sincroniza depois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8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9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LBrack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LParErr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a informação da declaração do record onde ocorre o err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LabelErr1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Perde toda a informação relacionada a declaração de labels, mas consegue se recuperar perfeitamente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Label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Label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 office:value-type="string" calcext:value-type="string">
            <text:p>O parser desincroniza e perde o restante da entra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f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f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f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fErr4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a informação da constante após o token ‘of’ (Standard). Perde a informação da declaração do record onde ocorre o erro (Hard)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f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a informação do primeiro token da primeira escolha do comando ‘case’ (Standard). Perde somente a informação do primeiro caso do comando ‘case’ (Hard)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rdinalType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rdinalType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Perde a informação dos tipos seguintes ao erro dentro dos colchetes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rdinalTypeErr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ProcBodyErr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table:style-name="ce7" office:value-type="string" calcext:value-type="string">
            <text:p>good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ProgErr.pas</text:p>
          </table:table-cell>
          <table:table-cell table:number-columns-repeated="3" office:value-type="string" calcext:value-type="string">
            <text:p>good</text:p>
          </table:table-cell>
          <table:table-cell table:style-name="ce6" office:value-type="string" calcext:value-type="string">
            <text:p>none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somente a informação de head na regra program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ProgName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Brack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Brack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Brack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3.pas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toda a informação de record na declaração do tipo, porém sincroniza depois (Standard). Perde toda a informação após o erro (Hard)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Par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5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RParErr6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RealParamErr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0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1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4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5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6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7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8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9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impleExprErr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 office:value-type="string" calcext:value-type="string">
            <text:p>Perdeu o token ‘then’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Term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Then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ToDownToErr.pas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O parser se perde na estrutura do comando ‘for’, mas sincroniza em seguida (Standard). Perde quase toda a informação após o erro (Hard).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Inseriu erro onde não devia</text:p>
          </table:table-cell>
        </table:table-row>
        <table:table-row table:style-name="ro1">
          <table:table-cell office:value-type="string" calcext:value-type="string">
            <text:p>Type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Type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4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a informação da declaração de variável onde ocorre o erro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5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Until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Var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Var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2" table:style-name="ce4" office:value-type="string" calcext:value-type="string">
            <text:p>excellent</text:p>
          </table:table-cell>
          <table:table-cell table:style-name="ce7" office:value-type="string" calcext:value-type="string">
            <text:p>excellent</text:p>
          </table:table-cell>
          <table:table-cell office:value-type="string" calcext:value-type="string">
            <text:p>Perde toda a informação da lista após o erro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Standard</text:p>
          </table:table-cell>
          <table:table-cell table:style-name="ce2" table:number-columns-repeated="2"/>
          <table:table-cell table:style-name="Default"/>
          <table:table-cell table:style-name="ce2" office:value-type="string" calcext:value-type="string">
            <text:p>Hard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/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2" table:formula="of:=COUNTIF([.C3:.C103];&quot;excellent&quot;)" office:value-type="float" office:value="81" calcext:value-type="float">
            <text:p>81</text:p>
          </table:table-cell>
          <table:table-cell table:style-name="ce5" table:formula="of:=([.B109]/[.B113])*100" office:value-type="float" office:value="80.1980198019802" calcext:value-type="float">
            <text:p>80,20</text:p>
          </table:table-cell>
          <table:table-cell table:style-name="Default"/>
          <table:table-cell table:style-name="ce2" office:value-type="string" calcext:value-type="string">
            <text:p>excellent</text:p>
          </table:table-cell>
          <table:table-cell table:style-name="ce2" table:formula="of:=COUNTIF([.D3:.D103];&quot;excellent&quot;)" office:value-type="float" office:value="63" calcext:value-type="float">
            <text:p>63</text:p>
          </table:table-cell>
          <table:table-cell table:style-name="ce5" table:formula="of:=([.F109]/[.F113])*100" office:value-type="float" office:value="62.3762376237624" calcext:value-type="float">
            <text:p>62,38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2" table:formula="of:=COUNTIF([.C3:.C103];&quot;good&quot;)" office:value-type="float" office:value="11" calcext:value-type="float">
            <text:p>11</text:p>
          </table:table-cell>
          <table:table-cell table:style-name="ce5" table:formula="of:=[.B110]/[.B113]*100" office:value-type="float" office:value="10.8910891089109" calcext:value-type="float">
            <text:p>10,89</text:p>
          </table:table-cell>
          <table:table-cell table:style-name="Default"/>
          <table:table-cell table:style-name="ce2" office:value-type="string" calcext:value-type="string">
            <text:p>good</text:p>
          </table:table-cell>
          <table:table-cell table:style-name="ce2" table:formula="of:=COUNTIF([.D3:.D103];&quot;good&quot;)" office:value-type="float" office:value="18" calcext:value-type="float">
            <text:p>18</text:p>
          </table:table-cell>
          <table:table-cell table:style-name="ce5" table:formula="of:=[.F110]/[.F113]*100" office:value-type="float" office:value="17.8217821782178" calcext:value-type="float">
            <text:p>17,82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2" table:formula="of:=COUNTIF([.C3:.C103];&quot;poor&quot;)" office:value-type="float" office:value="9" calcext:value-type="float">
            <text:p>9</text:p>
          </table:table-cell>
          <table:table-cell table:style-name="ce5" table:formula="of:=[.B111]/[.B113]*100" office:value-type="float" office:value="8.91089108910891" calcext:value-type="float">
            <text:p>8,91</text:p>
          </table:table-cell>
          <table:table-cell table:style-name="Default"/>
          <table:table-cell table:style-name="ce2" office:value-type="string" calcext:value-type="string">
            <text:p>poor</text:p>
          </table:table-cell>
          <table:table-cell table:style-name="ce2" table:formula="of:=COUNTIF([.D3:.D103];&quot;poor&quot;)" office:value-type="float" office:value="20" calcext:value-type="float">
            <text:p>20</text:p>
          </table:table-cell>
          <table:table-cell table:style-name="ce5" table:formula="of:=[.F111]/[.F113]*100" office:value-type="float" office:value="19.8019801980198" calcext:value-type="float">
            <text:p>19,8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table:formula="of:=COUNTIF([.C3:.C103];&quot;none&quot;)" office:value-type="float" office:value="0" calcext:value-type="float">
            <text:p>0</text:p>
          </table:table-cell>
          <table:table-cell table:style-name="ce5" table:formula="of:=[.B112]/[.B113]*100" office:value-type="float" office:value="0" calcext:value-type="float">
            <text:p>0,00</text:p>
          </table:table-cell>
          <table:table-cell table:style-name="Default"/>
          <table:table-cell table:style-name="ce2" office:value-type="string" calcext:value-type="string">
            <text:p>none</text:p>
          </table:table-cell>
          <table:table-cell table:style-name="ce2" table:formula="of:=COUNTIF([.D3:.D103];&quot;none&quot;)" office:value-type="float" office:value="0" calcext:value-type="float">
            <text:p>0</text:p>
          </table:table-cell>
          <table:table-cell table:style-name="ce5" table:formula="of:=[.F112]/[.F113]*100" office:value-type="float" office:value="0" calcext:value-type="float">
            <text:p>0,0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09:.B112])" office:value-type="float" office:value="101" calcext:value-type="float">
            <text:p>101</text:p>
          </table:table-cell>
          <table:table-cell table:style-name="ce5" table:formula="of:=[.B113]/[.B113]*100" office:value-type="float" office:value="100" calcext:value-type="float">
            <text:p>100,00</text:p>
          </table:table-cell>
          <table:table-cell table:style-name="Default"/>
          <table:table-cell table:style-name="ce2" office:value-type="string" calcext:value-type="string">
            <text:p>Total</text:p>
          </table:table-cell>
          <table:table-cell table:style-name="ce2" table:formula="of:=SUM([.F109:.F112])" office:value-type="float" office:value="101" calcext:value-type="float">
            <text:p>101</text:p>
          </table:table-cell>
          <table:table-cell table:style-name="ce5" table:formula="of:=[.F113]/[.F113]*100" office:value-type="float" office:value="100" calcext:value-type="float">
            <text:p>100,0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UpathDeep</text:p>
          </table:table-cell>
          <table:table-cell table:style-name="ce2" table:number-columns-repeated="2"/>
          <table:table-cell table:style-name="Default"/>
          <table:table-cell table:style-name="ce2" office:value-type="string" calcext:value-type="string">
            <text:p>Manual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/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2" table:formula="of:=COUNTIF([.E3:.E103];&quot;excellent&quot;)" office:value-type="float" office:value="54" calcext:value-type="float">
            <text:p>54</text:p>
          </table:table-cell>
          <table:table-cell table:style-name="ce5" table:formula="of:=([.B117]/[.B121])*100" office:value-type="float" office:value="53.4653465346535" calcext:value-type="float">
            <text:p>53,47</text:p>
          </table:table-cell>
          <table:table-cell table:style-name="Default"/>
          <table:table-cell table:style-name="ce2" office:value-type="string" calcext:value-type="string">
            <text:p>excellent</text:p>
          </table:table-cell>
          <table:table-cell table:style-name="ce2" table:formula="of:=COUNTIF([.B3:.B103];&quot;excellent&quot;)" office:value-type="float" office:value="81" calcext:value-type="float">
            <text:p>81</text:p>
          </table:table-cell>
          <table:table-cell table:style-name="ce5" table:formula="of:=([.F117]/[.F121])*100" office:value-type="float" office:value="80.1980198019802" calcext:value-type="float">
            <text:p>80,2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2" table:formula="of:=COUNTIF([.E3:.E103];&quot;good&quot;)" office:value-type="float" office:value="15" calcext:value-type="float">
            <text:p>15</text:p>
          </table:table-cell>
          <table:table-cell table:style-name="ce5" table:formula="of:=[.B118]/[.B121]*100" office:value-type="float" office:value="14.8514851485149" calcext:value-type="float">
            <text:p>14,85</text:p>
          </table:table-cell>
          <table:table-cell table:style-name="Default"/>
          <table:table-cell table:style-name="ce2" office:value-type="string" calcext:value-type="string">
            <text:p>good</text:p>
          </table:table-cell>
          <table:table-cell table:style-name="ce2" table:formula="of:=COUNTIF([.B3:.B103];&quot;good&quot;)" office:value-type="float" office:value="11" calcext:value-type="float">
            <text:p>11</text:p>
          </table:table-cell>
          <table:table-cell table:style-name="ce5" table:formula="of:=[.F118]/[.F121]*100" office:value-type="float" office:value="10.8910891089109" calcext:value-type="float">
            <text:p>10,89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2" table:formula="of:=COUNTIF([.E3:.E103];&quot;poor&quot;)" office:value-type="float" office:value="31" calcext:value-type="float">
            <text:p>31</text:p>
          </table:table-cell>
          <table:table-cell table:style-name="ce5" table:formula="of:=[.B119]/[.B121]*100" office:value-type="float" office:value="30.6930693069307" calcext:value-type="float">
            <text:p>30,69</text:p>
          </table:table-cell>
          <table:table-cell table:style-name="Default"/>
          <table:table-cell table:style-name="ce2" office:value-type="string" calcext:value-type="string">
            <text:p>poor</text:p>
          </table:table-cell>
          <table:table-cell table:style-name="ce2" table:formula="of:=COUNTIF([.B3:.B103];&quot;poor&quot;)" office:value-type="float" office:value="9" calcext:value-type="float">
            <text:p>9</text:p>
          </table:table-cell>
          <table:table-cell table:style-name="ce5" table:formula="of:=[.F119]/[.F121]*100" office:value-type="float" office:value="8.91089108910891" calcext:value-type="float">
            <text:p>8,91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table:formula="of:=COUNTIF([.E3:.E103];&quot;none&quot;)" office:value-type="float" office:value="1" calcext:value-type="float">
            <text:p>1</text:p>
          </table:table-cell>
          <table:table-cell table:style-name="ce5" table:formula="of:=[.B120]/[.B121]*100" office:value-type="float" office:value="0.99009900990099" calcext:value-type="float">
            <text:p>0,99</text:p>
          </table:table-cell>
          <table:table-cell table:style-name="Default"/>
          <table:table-cell table:style-name="ce2" office:value-type="string" calcext:value-type="string">
            <text:p>none</text:p>
          </table:table-cell>
          <table:table-cell table:style-name="ce2" table:formula="of:=COUNTIF([.B3:.B103];&quot;none&quot;)" office:value-type="float" office:value="0" calcext:value-type="float">
            <text:p>0</text:p>
          </table:table-cell>
          <table:table-cell table:style-name="ce5" table:formula="of:=[.F120]/[.F121]*100" office:value-type="float" office:value="0" calcext:value-type="float">
            <text:p>0,0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17:.B120])" office:value-type="float" office:value="101" calcext:value-type="float">
            <text:p>101</text:p>
          </table:table-cell>
          <table:table-cell table:style-name="ce5" table:formula="of:=[.B121]/[.B121]*100" office:value-type="float" office:value="100" calcext:value-type="float">
            <text:p>100,00</text:p>
          </table:table-cell>
          <table:table-cell table:style-name="Default"/>
          <table:table-cell table:style-name="ce2" office:value-type="string" calcext:value-type="string">
            <text:p>Total</text:p>
          </table:table-cell>
          <table:table-cell table:style-name="ce2" table:formula="of:=SUM([.F117:.F120])" office:value-type="float" office:value="101" calcext:value-type="float">
            <text:p>101</text:p>
          </table:table-cell>
          <table:table-cell table:style-name="ce5" table:formula="of:=[.F121]/[.F121]*100" office:value-type="float" office:value="100" calcext:value-type="float">
            <text:p>100,0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UpathPrefLast</text:p>
          </table:table-cell>
          <table:table-cell table:style-name="ce2" table:number-columns-repeated="2"/>
          <table:table-cell table:style-name="Default"/>
          <table:table-cell table:style-name="ce2" office:value-type="string" calcext:value-type="string">
            <text:p>UpathPrefLastDeep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/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2" table:formula="of:=COUNTIF([.F3:.F103];&quot;excellent&quot;)" office:value-type="float" office:value="58" calcext:value-type="float">
            <text:p>58</text:p>
          </table:table-cell>
          <table:table-cell table:style-name="ce5" table:formula="of:=([.B125]/[.B129])*100" office:value-type="float" office:value="57.4257425742574" calcext:value-type="float">
            <text:p>57,43</text:p>
          </table:table-cell>
          <table:table-cell table:style-name="Default"/>
          <table:table-cell table:style-name="ce2" office:value-type="string" calcext:value-type="string">
            <text:p>excellent</text:p>
          </table:table-cell>
          <table:table-cell table:style-name="ce2" table:formula="of:=COUNTIF([.G3:.G103];&quot;excellent&quot;)" office:value-type="float" office:value="63" calcext:value-type="float">
            <text:p>63</text:p>
          </table:table-cell>
          <table:table-cell table:style-name="ce5" table:formula="of:=([.F125]/[.F129])*100" office:value-type="float" office:value="62.3762376237624" calcext:value-type="float">
            <text:p>62,38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2" table:formula="of:=COUNTIF([.F3:.F103];&quot;good&quot;)" office:value-type="float" office:value="12" calcext:value-type="float">
            <text:p>12</text:p>
          </table:table-cell>
          <table:table-cell table:style-name="ce5" table:formula="of:=[.B126]/[.B129]*100" office:value-type="float" office:value="11.8811881188119" calcext:value-type="float">
            <text:p>11,88</text:p>
          </table:table-cell>
          <table:table-cell table:style-name="Default"/>
          <table:table-cell table:style-name="ce2" office:value-type="string" calcext:value-type="string">
            <text:p>good</text:p>
          </table:table-cell>
          <table:table-cell table:style-name="ce2" table:formula="of:=COUNTIF([.G3:.G103];&quot;good&quot;)" office:value-type="float" office:value="14" calcext:value-type="float">
            <text:p>14</text:p>
          </table:table-cell>
          <table:table-cell table:style-name="ce5" table:formula="of:=[.F126]/[.F129]*100" office:value-type="float" office:value="13.8613861386139" calcext:value-type="float">
            <text:p>13,86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2" table:formula="of:=COUNTIF([.F3:.F103];&quot;poor&quot;)" office:value-type="float" office:value="31" calcext:value-type="float">
            <text:p>31</text:p>
          </table:table-cell>
          <table:table-cell table:style-name="ce5" table:formula="of:=[.B127]/[.B129]*100" office:value-type="float" office:value="30.6930693069307" calcext:value-type="float">
            <text:p>30,69</text:p>
          </table:table-cell>
          <table:table-cell table:style-name="Default"/>
          <table:table-cell table:style-name="ce2" office:value-type="string" calcext:value-type="string">
            <text:p>poor</text:p>
          </table:table-cell>
          <table:table-cell table:style-name="ce2" table:formula="of:=COUNTIF([.G3:.G103];&quot;poor&quot;)" office:value-type="float" office:value="24" calcext:value-type="float">
            <text:p>24</text:p>
          </table:table-cell>
          <table:table-cell table:style-name="ce5" table:formula="of:=[.F127]/[.F129]*100" office:value-type="float" office:value="23.7623762376238" calcext:value-type="float">
            <text:p>23,76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table:formula="of:=COUNTIF([.F3:.F103];&quot;none&quot;)" office:value-type="float" office:value="0" calcext:value-type="float">
            <text:p>0</text:p>
          </table:table-cell>
          <table:table-cell table:style-name="ce5" table:formula="of:=[.B128]/[.B129]*100" office:value-type="float" office:value="0" calcext:value-type="float">
            <text:p>0,00</text:p>
          </table:table-cell>
          <table:table-cell table:style-name="Default"/>
          <table:table-cell table:style-name="ce2" office:value-type="string" calcext:value-type="string">
            <text:p>none</text:p>
          </table:table-cell>
          <table:table-cell table:style-name="ce2" table:formula="of:=COUNTIF([.G3:.G103];&quot;none&quot;)" office:value-type="float" office:value="0" calcext:value-type="float">
            <text:p>0</text:p>
          </table:table-cell>
          <table:table-cell table:style-name="ce5" table:formula="of:=[.F128]/[.F129]*100" office:value-type="float" office:value="0" calcext:value-type="float">
            <text:p>0,0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25:.B128])" office:value-type="float" office:value="101" calcext:value-type="float">
            <text:p>101</text:p>
          </table:table-cell>
          <table:table-cell table:style-name="ce5" table:formula="of:=[.B129]/[.B129]*100" office:value-type="float" office:value="100" calcext:value-type="float">
            <text:p>100,00</text:p>
          </table:table-cell>
          <table:table-cell table:style-name="Default"/>
          <table:table-cell table:style-name="ce2" office:value-type="string" calcext:value-type="string">
            <text:p>Total</text:p>
          </table:table-cell>
          <table:table-cell table:style-name="ce2" table:formula="of:=SUM([.F125:.F128])" office:value-type="float" office:value="101" calcext:value-type="float">
            <text:p>101</text:p>
          </table:table-cell>
          <table:table-cell table:style-name="ce5" table:formula="of:=[.F129]/[.F129]*100" office:value-type="float" office:value="100" calcext:value-type="float">
            <text:p>100,0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Upath</text:p>
          </table:table-cell>
          <table:table-cell table:style-name="ce2" table:number-columns-repeated="2"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2" table:formula="of:=COUNTIF([.H3:.H103];&quot;excellent&quot;)" office:value-type="float" office:value="50" calcext:value-type="float">
            <text:p>50</text:p>
          </table:table-cell>
          <table:table-cell table:style-name="ce5" table:formula="of:=([.B133]/[.B137])*100" office:value-type="float" office:value="49.5049504950495" calcext:value-type="float">
            <text:p>49,5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2" table:formula="of:=COUNTIF([.H3:.H103];&quot;good&quot;)" office:value-type="float" office:value="14" calcext:value-type="float">
            <text:p>14</text:p>
          </table:table-cell>
          <table:table-cell table:style-name="ce5" table:formula="of:=[.B134]/[.B137]*100" office:value-type="float" office:value="13.8613861386139" calcext:value-type="float">
            <text:p>13,86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2" table:formula="of:=COUNTIF([.H3:.H103];&quot;poor&quot;)" office:value-type="float" office:value="37" calcext:value-type="float">
            <text:p>37</text:p>
          </table:table-cell>
          <table:table-cell table:style-name="ce5" table:formula="of:=[.B135]/[.B137]*100" office:value-type="float" office:value="36.6336633663366" calcext:value-type="float">
            <text:p>36,6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table:formula="of:=COUNTIF([.H3:.H103];&quot;none&quot;)" office:value-type="float" office:value="0" calcext:value-type="float">
            <text:p>0</text:p>
          </table:table-cell>
          <table:table-cell table:style-name="ce5" table:formula="of:=[.B136]/[.B137]*100" office:value-type="float" office:value="0" calcext:value-type="float">
            <text:p>0,0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33:.B136])" office:value-type="float" office:value="101" calcext:value-type="float">
            <text:p>101</text:p>
          </table:table-cell>
          <table:table-cell table:style-name="ce5" table:formula="of:=[.B137]/[.B137]*100" office:value-type="float" office:value="100" calcext:value-type="float">
            <text:p>100,0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0:50:34.310283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5:58:05.990519833</meta:creation-date>
    <meta:editing-duration>PT1H46M39S</meta:editing-duration>
    <meta:editing-cycles>21</meta:editing-cycles>
    <meta:generator>LibreOffice/6.1.4.2$Linux_X86_64 LibreOffice_project/9d0f32d1f0b509096fd65e0d4bec26ddd1938fd3</meta:generator>
    <dc:date>2019-09-04T11:19:29.865265661</dc:date>
    <meta:document-statistic meta:table-count="1" meta:cell-count="1091" meta:object-count="0"/>
  </office:meta>
</office:document-meta>
</file>